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color="#ffffff" style:font-name="Segoe UI" fo:font-size="32pt" fo:text-shadow="1pt 1pt" style:font-size-asian="32pt" style:font-size-complex="32pt"/>
    </style:style>
    <style:style style:name="T1" style:family="text">
      <style:text-properties fo:color="#ffffff" style:font-name="Segoe UI" fo:font-size="26pt" fo:text-shadow="1pt 1pt" style:text-underline-style="solid" style:text-underline-width="auto" style:text-underline-color="font-color" style:font-size-asian="26pt" style:font-size-complex="26pt"/>
    </style:style>
    <style:style style:name="T2" style:family="text">
      <style:text-properties fo:color="#ffffff" style:font-name="Segoe UI" fo:font-size="28pt" fo:font-style="italic" fo:text-shadow="1pt 1pt" style:font-size-asian="28pt" style:font-style-asian="italic" style:font-size-complex="28pt" style:font-style-complex="italic"/>
    </style:style>
    <style:style style:name="T3" style:family="text">
      <style:text-properties fo:color="#ffffff" style:text-position="super 58%" style:font-name="Segoe UI" fo:font-size="32pt" fo:text-shadow="1pt 1pt" style:font-size-asian="32pt" style:font-size-complex="32pt"/>
    </style:style>
    <style:style style:name="T4" style:family="text">
      <style:text-properties fo:color="#ffffff" style:font-name="Segoe UI" fo:font-size="32pt" fo:text-shadow="1pt 1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2.774cm" svg:x="1.524cm" svg:y="0.762cm">
          <draw:text-box>
            <text:p text:style-name="P1"><text:span text:style-name="T1">Old Testament Reading</text:span></text:p>
            <text:p text:style-name="P1"><text:span text:style-name="T2">Habakkuk 1:1–4; 2:1–4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2" draw:layer="layout" svg:width="24.892cm" svg:height="7.766cm" svg:x="1.524cm" svg:y="0.762cm">
          <draw:text-box>
            <text:p><text:span text:style-name="T3">1</text:span><text:span text:style-name="T4">The oracle that Habakkuk the prophet saw.</text:span></text:p>
            <text:p><text:span text:style-name="T3">2</text:span><text:span text:style-name="T4">O LORD, how long shall I cry for help,</text:span></text:p>
            <text:p><text:span text:style-name="T4">and you will not hear?</text:span></text:p>
            <text:p><text:span text:style-name="T4">Or cry to you “Violence!”</text:span></text:p>
            <text:p><text:span text:style-name="T4">and you will not save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2" draw:layer="layout" svg:width="24.892cm" svg:height="6.263cm" svg:x="1.524cm" svg:y="0.762cm">
          <draw:text-box>
            <text:p><text:span text:style-name="T3">3</text:span><text:span text:style-name="T4">Why do you make me see iniquity,</text:span></text:p>
            <text:p><text:span text:style-name="T4">and why do you idly look at wrong?</text:span></text:p>
            <text:p><text:span text:style-name="T4">Destruction and violence are before me;</text:span></text:p>
            <text:p><text:span text:style-name="T4">strife and contention aris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2" draw:layer="layout" svg:width="24.892cm" svg:height="6.263cm" svg:x="1.524cm" svg:y="0.762cm">
          <draw:text-box>
            <text:p><text:span text:style-name="T3">4</text:span><text:span text:style-name="T4">So the law is paralyzed,</text:span></text:p>
            <text:p><text:span text:style-name="T4">and justice never goes forth.</text:span></text:p>
            <text:p><text:span text:style-name="T4">For the wicked surround the righteous;</text:span></text:p>
            <text:p><text:span text:style-name="T4">so justice goes forth perverte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2" draw:layer="layout" svg:width="24.892cm" svg:height="6.263cm" svg:x="1.524cm" svg:y="0.762cm">
          <draw:text-box>
            <text:p><text:span text:style-name="T3">1</text:span><text:span text:style-name="T4">I will take my stand at my watchpost</text:span></text:p>
            <text:p><text:span text:style-name="T4">and station myself on the tower,</text:span></text:p>
            <text:p><text:span text:style-name="T4">and look out to see what he will say to me,</text:span></text:p>
            <text:p><text:span text:style-name="T4">and what I will answer concerning my complain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2" draw:layer="layout" svg:width="24.892cm" svg:height="6.263cm" svg:x="1.524cm" svg:y="0.762cm">
          <draw:text-box>
            <text:p><text:span text:style-name="T3">2</text:span><text:span text:style-name="T4">And the LORD answered me:</text:span></text:p>
            <text:p><text:span text:style-name="T4">“</text:span><text:span text:style-name="T4">Write the vision;</text:span></text:p>
            <text:p><text:span text:style-name="T4">make it plain on tablets,</text:span></text:p>
            <text:p><text:span text:style-name="T4">so he may run who reads i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4" draw:text-style-name="P2" draw:layer="layout" svg:width="24.892cm" svg:height="6.263cm" svg:x="1.524cm" svg:y="0.762cm">
          <draw:text-box>
            <text:p><text:span text:style-name="T3">3</text:span><text:span text:style-name="T4">For still the vision awaits its appointed time;</text:span></text:p>
            <text:p><text:span text:style-name="T4">it hastens to the end—it will not lie.</text:span></text:p>
            <text:p><text:span text:style-name="T4">If it seems slow, wait for it;</text:span></text:p>
            <text:p><text:span text:style-name="T4">it will surely come; it will not delay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5" draw:text-style-name="P5" draw:layer="layout" svg:width="24.892cm" svg:height="4.76cm" svg:x="1.524cm" svg:y="0.762cm">
          <draw:text-box>
            <text:p><text:span text:style-name="T3">4</text:span><text:span text:style-name="T4">“Behold, his soul is puffed up; it is not upright <text:s text:c="2"/></text:span></text:p>
            <text:p><text:span text:style-name="T4">within him,</text:span></text:p>
            <text:p><text:span text:style-name="T4">but the righteous shall live by his faith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8T21:40:50.557000000</meta:creation-date>
    <dc:date>2016-09-29T20:08:05.047000000</dc:date>
    <meta:editing-duration>PT4M38S</meta:editing-duration>
    <meta:editing-cycles>4</meta:editing-cycles>
    <meta:generator>LibreOffice/5.2.1.2$Windows_X86_64 LibreOffice_project/31dd62db80d4e60af04904455ec9c9219178d620</meta:generator>
    <meta:document-statistic meta:object-count="45"/>
  </office:meta>
</office:document-meta>
</file>